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bits/stdc++.h&gt;</text:p>
      <text:p text:style-name="Standard">using namespace std;</text:p>
      <text:p text:style-name="Standard"/>
      <text:p text:style-name="Standard">class tree{</text:p>
      <text:p text:style-name="Standard"><text:tab/>public:</text:p>
      <text:p text:style-name="Standard"><text:tab/>int d;</text:p>
      <text:p text:style-name="Standard"><text:tab/>tree* left;</text:p>
      <text:p text:style-name="Standard"><text:tab/>tree* right;</text:p>
      <text:p text:style-name="Standard"><text:tab/>tree(int val){</text:p>
      <text:p text:style-name="Standard"><text:tab/><text:tab/>d=val;</text:p>
      <text:p text:style-name="Standard"><text:tab/><text:tab/>left=NULL;</text:p>
      <text:p text:style-name="Standard"><text:tab/><text:tab/>right=NULL;</text:p>
      <text:p text:style-name="Standard"><text:tab/>}</text:p>
      <text:p text:style-name="Standard">};</text:p>
      <text:p text:style-name="Standard"/>
      <text:p text:style-name="Standard">tree* insert( tree* root , int data){</text:p>
      <text:p text:style-name="Standard"><text:tab/>if(root==NULL){</text:p>
      <text:p text:style-name="Standard"><text:tab/><text:tab/>root=new tree(data);</text:p>
      <text:p text:style-name="Standard"><text:tab/><text:tab/>return root;</text:p>
      <text:p text:style-name="Standard"><text:tab/>}</text:p>
      <text:p text:style-name="Standard"><text:tab/>else if( data&lt;= root-&gt;d){</text:p>
      <text:p text:style-name="Standard"><text:tab/><text:tab/>root-&gt;left=insert(root-&gt;left,data);</text:p>
      <text:p text:style-name="Standard"><text:tab/>}</text:p>
      <text:p text:style-name="Standard"><text:tab/>else{</text:p>
      <text:p text:style-name="Standard"><text:tab/><text:tab/>root-&gt;right=insert(root-&gt;right,data);</text:p>
      <text:p text:style-name="Standard"><text:tab/>}</text:p>
      <text:p text:style-name="Standard"><text:tab/>return root;</text:p>
      <text:p text:style-name="Standard">}</text:p>
      <text:p text:style-name="Standard"/>
      <text:p text:style-name="P1">bool inorder_travese(tree* root , int num){</text:p>
      <text:p text:style-name="P1"><text:tab/>if(root==NULL){</text:p>
      <text:p text:style-name="P1"><text:tab/><text:tab/>return false;</text:p>
      <text:p text:style-name="P1"><text:tab/>}</text:p>
      <text:p text:style-name="P1"/>
      <text:p text:style-name="P1"><text:tab/>if(root-&gt;d == num){</text:p>
      <text:p text:style-name="P1"><text:tab/><text:tab/>return true;</text:p>
      <text:p text:style-name="P1"><text:tab/>}</text:p>
      <text:p text:style-name="P1"><text:tab/>bool left= inorder_travese(root-&gt;left,num);</text:p>
      <text:p text:style-name="P1"><text:tab/>if(left) return true;</text:p>
      <text:p text:style-name="P1"/>
      <text:p text:style-name="P1"><text:tab/>bool right= inorder_travese(root-&gt;right , num);</text:p>
      <text:p text:style-name="P1"><text:tab/>return right;</text:p>
      <text:p text:style-name="P1">}</text:p>
      <text:p text:style-name="Standard"/>
      <text:p text:style-name="Standard"/>
      <text:p text:style-name="Standard">int main(){</text:p>
      <text:p text:style-name="Standard"><text:tab/>int n;</text:p>
      <text:p text:style-name="Standard"><text:tab/>cin&gt;&gt;n;</text:p>
      <text:p text:style-name="Standard"><text:tab/>tree* root=NULL;</text:p>
      <text:p text:style-name="Standard"/>
      <text:p text:style-name="Standard"><text:tab/>while(n--){</text:p>
      <text:p text:style-name="Standard"><text:tab/><text:tab/>int data;</text:p>
      <text:p text:style-name="Standard"><text:soft-page-break/><text:tab/><text:tab/>cin&gt;&gt;data;</text:p>
      <text:p text:style-name="Standard"><text:tab/><text:tab/>root=insert(root,data);</text:p>
      <text:p text:style-name="Standard"><text:tab/>}</text:p>
      <text:p text:style-name="Standard"><text:tab/>int q;</text:p>
      <text:p text:style-name="Standard"><text:tab/>cin&gt;&gt;q;</text:p>
      <text:p text:style-name="Standard"><text:tab/>while(q--){</text:p>
      <text:p text:style-name="Standard"><text:tab/><text:tab/>int to_find;</text:p>
      <text:p text:style-name="Standard"><text:tab/><text:tab/>cin&gt;&gt;to_find;</text:p>
      <text:p text:style-name="Standard"><text:tab/><text:tab/>//cout&lt;&lt;to_find&lt;&lt;endl;;</text:p>
      <text:p text:style-name="Standard"><text:tab/><text:tab/>if(inorder_travese(root,to_find)){</text:p>
      <text:p text:style-name="Standard"><text:tab/><text:tab/><text:tab/>cout&lt;&lt;"Yes"&lt;&lt;endl;</text:p>
      <text:p text:style-name="Standard"><text:tab/><text:tab/>}</text:p>
      <text:p text:style-name="Standard"><text:tab/><text:tab/>else{</text:p>
      <text:p text:style-name="Standard"><text:tab/><text:tab/><text:tab/>cout&lt;&lt;"No"&lt;&lt;endl;</text:p>
      <text:p text:style-name="Standard"><text:tab/><text:tab/>}</text:p>
      <text:p text:style-name="Standard"><text:tab/>}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1:06:20.977043829</meta:creation-date>
    <dc:date>2021-12-14T11:07:15.062671104</dc:date>
    <meta:editing-duration>PT56S</meta:editing-duration>
    <meta:editing-cycles>1</meta:editing-cycles>
    <meta:document-statistic meta:table-count="0" meta:image-count="0" meta:object-count="0" meta:page-count="2" meta:paragraph-count="61" meta:word-count="106" meta:character-count="883" meta:non-whitespace-character-count="766"/>
    <meta:generator>LibreOffice/6.0.7.3$Linux_X86_64 LibreOffice_project/00m0$Build-3</meta:generator>
  </office:meta>
</office:document-meta>
</file>